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.3937in" svg:y="3.5382in">
            <draw:object draw:notify-on-update-of-ranges="Sheet1.B1:Sheet1.B1 Sheet1.B2:Sheet1.B17 Sheet1.C1:Sheet1.C1 Sheet1.C2:Sheet1.C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Assigned</text:p>
          </table:table-cell>
          <table:table-cell office:value-type="string" calcext:value-type="string">
            <text:p>Po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.684" calcext:value-type="float">
            <text:p>120.684</text:p>
          </table:table-cell>
          <table:table-cell office:value-type="float" office:value="120.032" calcext:value-type="float">
            <text:p>120.0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.553" calcext:value-type="float">
            <text:p>64.553</text:p>
          </table:table-cell>
          <table:table-cell office:value-type="float" office:value="63.064" calcext:value-type="float">
            <text:p>63.0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.637" calcext:value-type="float">
            <text:p>46.637</text:p>
          </table:table-cell>
          <table:table-cell office:value-type="float" office:value="44.142" calcext:value-type="float">
            <text:p>44.1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.897" calcext:value-type="float">
            <text:p>37.897</text:p>
          </table:table-cell>
          <table:table-cell office:value-type="float" office:value="32.605" calcext:value-type="float">
            <text:p>32.6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.176" calcext:value-type="float">
            <text:p>32.176</text:p>
          </table:table-cell>
          <table:table-cell office:value-type="float" office:value="25.321" calcext:value-type="float">
            <text:p>25.3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.204" calcext:value-type="float">
            <text:p>29.204</text:p>
          </table:table-cell>
          <table:table-cell office:value-type="float" office:value="22.11" calcext:value-type="float">
            <text:p>22.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.972" calcext:value-type="float">
            <text:p>25.972</text:p>
          </table:table-cell>
          <table:table-cell office:value-type="float" office:value="23.141" calcext:value-type="float">
            <text:p>23.1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.84" calcext:value-type="float">
            <text:p>25.84</text:p>
          </table:table-cell>
          <table:table-cell office:value-type="float" office:value="21.884" calcext:value-type="float">
            <text:p>21.8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.473" calcext:value-type="float">
            <text:p>23.473</text:p>
          </table:table-cell>
          <table:table-cell office:value-type="float" office:value="22.912" calcext:value-type="float">
            <text:p>22.9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.003" calcext:value-type="float">
            <text:p>23.003</text:p>
          </table:table-cell>
          <table:table-cell office:value-type="float" office:value="22.089" calcext:value-type="float">
            <text:p>22.0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.109" calcext:value-type="float">
            <text:p>22.109</text:p>
          </table:table-cell>
          <table:table-cell office:value-type="float" office:value="20.953" calcext:value-type="float">
            <text:p>20.9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.498" calcext:value-type="float">
            <text:p>22.498</text:p>
          </table:table-cell>
          <table:table-cell office:value-type="float" office:value="20.698" calcext:value-type="float">
            <text:p>20.6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.058" calcext:value-type="float">
            <text:p>23.058</text:p>
          </table:table-cell>
          <table:table-cell office:value-type="float" office:value="21.453" calcext:value-type="float">
            <text:p>21.4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.865" calcext:value-type="float">
            <text:p>22.865</text:p>
          </table:table-cell>
          <table:table-cell office:value-type="float" office:value="21.788" calcext:value-type="float">
            <text:p>21.7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.447" calcext:value-type="float">
            <text:p>23.447</text:p>
          </table:table-cell>
          <table:table-cell office:value-type="float" office:value="24.194" calcext:value-type="float">
            <text:p>24.1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.687" calcext:value-type="float">
            <text:p>23.687</text:p>
          </table:table-cell>
          <table:table-cell office:value-type="float" office:value="23.792" calcext:value-type="float">
            <text:p>23.7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eorge F. Rice</meta:initial-creator>
    <meta:creation-date>2023-04-21T08:11:41.643180641</meta:creation-date>
    <dc:date>2023-04-21T08:21:23.480971217</dc:date>
    <dc:creator>George F. Rice</dc:creator>
    <meta:editing-duration>PT9M42S</meta:editing-duration>
    <meta:editing-cycles>3</meta:editing-cycles>
    <meta:generator>LibreOffice/7.1.7.2$Linux_X86_64 LibreOffice_project/10$Build-2</meta:generator>
    <meta:document-statistic meta:table-count="1" meta:cell-count="5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15cm" svg:y="0.316cm" chart:style-name="ch2">
          <text:p>Comparison of Assigned Ranges vs Thread Pool</text:p>
        </chart:title>
        <chart:legend chart:legend-position="end" svg:x="13.816cm" svg:y="3.952cm" style:legend-expansion="high" chart:style-name="ch3"/>
        <chart:plot-area chart:style-name="ch4" table:cell-range-address="Sheet1.B1:Sheet1.C17" chart:data-source-has-labels="row" svg:x="1.331cm" svg:y="1.275cm" svg:width="12.165cm" svg:height="6.564cm">
          <chart:coordinate-region svg:x="2.138cm" svg:y="1.474cm" svg:width="11.358cm" svg:height="5.718cm"/>
          <chart:axis chart:dimension="x" chart:name="primary-x" chart:style-name="ch5">
            <chart:title svg:x="5.967cm" svg:y="8.019cm" chart:style-name="ch6">
              <text:p>Number of Threads</text:p>
            </chart:title>
          </chart:axis>
          <chart:axis chart:dimension="y" chart:name="primary-y" chart:style-name="ch7">
            <chart:title svg:x="0.451cm" svg:y="5.249cm" chart:style-name="ch8">
              <text:p>Seconds</text:p>
            </chart:title>
            <chart:grid chart:style-name="ch9" chart:class="major"/>
          </chart:axis>
          <chart:series chart:style-name="ch10" chart:values-cell-range-address="Sheet1.B2:Sheet1.B17" chart:label-cell-address="Sheet1.B1:Sheet1.B1" chart:class="chart:bar">
            <chart:data-point chart:repeated="16"/>
          </chart:series>
          <chart:series chart:style-name="ch11" chart:values-cell-range-address="Sheet1.C2:Sheet1.C17" chart:label-cell-address="Sheet1.C1:Sheet1.C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signed</text:p>
                <draw:g>
                  <svg:desc>Sheet1.B1:Sheet1.B1</svg:desc>
                </draw:g>
              </table:table-cell>
              <table:table-cell office:value-type="string">
                <text:p>Poo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0.684">
                <text:p>120.684</text:p>
                <draw:g>
                  <svg:desc>Sheet1.B2:Sheet1.B17</svg:desc>
                </draw:g>
              </table:table-cell>
              <table:table-cell office:value-type="float" office:value="120.032">
                <text:p>120.032</text:p>
                <draw:g>
                  <svg:desc>Sheet1.C2:Sheet1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.553">
                <text:p>64.553</text:p>
              </table:table-cell>
              <table:table-cell office:value-type="float" office:value="63.064">
                <text:p>63.0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.637">
                <text:p>46.637</text:p>
              </table:table-cell>
              <table:table-cell office:value-type="float" office:value="44.142">
                <text:p>44.1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.897">
                <text:p>37.897</text:p>
              </table:table-cell>
              <table:table-cell office:value-type="float" office:value="32.605">
                <text:p>32.6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.176">
                <text:p>32.176</text:p>
              </table:table-cell>
              <table:table-cell office:value-type="float" office:value="25.321">
                <text:p>25.3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.204">
                <text:p>29.204</text:p>
              </table:table-cell>
              <table:table-cell office:value-type="float" office:value="22.11">
                <text:p>22.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.972">
                <text:p>25.972</text:p>
              </table:table-cell>
              <table:table-cell office:value-type="float" office:value="23.141">
                <text:p>23.1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.84">
                <text:p>25.84</text:p>
              </table:table-cell>
              <table:table-cell office:value-type="float" office:value="21.884">
                <text:p>21.8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.473">
                <text:p>23.473</text:p>
              </table:table-cell>
              <table:table-cell office:value-type="float" office:value="22.912">
                <text:p>22.9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.003">
                <text:p>23.003</text:p>
              </table:table-cell>
              <table:table-cell office:value-type="float" office:value="22.089">
                <text:p>22.0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109">
                <text:p>22.109</text:p>
              </table:table-cell>
              <table:table-cell office:value-type="float" office:value="20.953">
                <text:p>20.9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.498">
                <text:p>22.498</text:p>
              </table:table-cell>
              <table:table-cell office:value-type="float" office:value="20.698">
                <text:p>20.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.058">
                <text:p>23.058</text:p>
              </table:table-cell>
              <table:table-cell office:value-type="float" office:value="21.453">
                <text:p>21.4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.865">
                <text:p>22.865</text:p>
              </table:table-cell>
              <table:table-cell office:value-type="float" office:value="21.788">
                <text:p>21.7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.447">
                <text:p>23.447</text:p>
              </table:table-cell>
              <table:table-cell office:value-type="float" office:value="24.194">
                <text:p>24.1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.687">
                <text:p>23.687</text:p>
              </table:table-cell>
              <table:table-cell office:value-type="float" office:value="23.792">
                <text:p>23.7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7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